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style style:name="표1" style:family="table">
      <style:table-properties style:width="17cm" table:align="margins"/>
    </style:style>
    <style:style style:name="표1.A" style:family="table-column">
      <style:table-column-properties style:column-width="2.806cm" style:rel-column-width="1591*"/>
    </style:style>
    <style:style style:name="표1.B" style:family="table-column">
      <style:table-column-properties style:column-width="3.297cm" style:rel-column-width="1869*"/>
    </style:style>
    <style:style style:name="표1.C" style:family="table-column">
      <style:table-column-properties style:column-width="3.103cm" style:rel-column-width="1759*"/>
    </style:style>
    <style:style style:name="표1.D" style:family="table-column">
      <style:table-column-properties style:column-width="7.795cm" style:rel-column-width="4419*"/>
    </style:style>
    <style:style style:name="표1.A1" style:family="table-cell">
      <style:table-cell-properties fo:background-color="#dddddd" fo:padding="0.097cm" fo:border-left="0.05pt solid #cccccc" fo:border-right="none" fo:border-top="0.05pt solid #cccccc" fo:border-bottom="0.05pt solid #cccccc">
        <style:background-image/>
      </style:table-cell-properties>
    </style:style>
    <style:style style:name="표1.B1" style:family="table-cell">
      <style:table-cell-properties fo:padding="0.097cm" fo:border-left="0.05pt solid #cccccc" fo:border-right="none" fo:border-top="0.05pt solid #cccccc" fo:border-bottom="0.05pt solid #cccccc"/>
    </style:style>
    <style:style style:name="표1.D1" style:family="table-cell">
      <style:table-cell-properties fo:padding="0.097cm" fo:border="0.05pt solid #cccccc"/>
    </style:style>
    <style:style style:name="표1.A2" style:family="table-cell">
      <style:table-cell-properties fo:background-color="#dddddd" fo:padding="0.097cm" fo:border-left="0.05pt solid #cccccc" fo:border-right="none" fo:border-top="none" fo:border-bottom="0.05pt solid #cccccc">
        <style:background-image/>
      </style:table-cell-properties>
    </style:style>
    <style:style style:name="표1.B2" style:family="table-cell">
      <style:table-cell-properties fo:padding="0.097cm" fo:border-left="0.05pt solid #cccccc" fo:border-right="0.05pt solid #cccccc" fo:border-top="none" fo:border-bottom="0.05pt solid #cccccc"/>
    </style:style>
    <style:style style:name="표1.B3" style:family="table-cell">
      <style:table-cell-properties fo:padding="0.097cm" fo:border-left="0.05pt solid #cccccc" fo:border-right="none" fo:border-top="none" fo:border-bottom="0.05pt solid #cccccc"/>
    </style:style>
    <style:style style:name="표1.D3" style:family="table-cell">
      <style:table-cell-properties fo:padding="0.097cm" fo:border-left="0.05pt solid #cccccc" fo:border-right="0.05pt solid #cccccc" fo:border-top="none" fo:border-bottom="0.05pt solid #cccccc"/>
    </style:style>
    <style:style style:name="표1.B4" style:family="table-cell">
      <style:table-cell-properties fo:padding="0.097cm" fo:border-left="0.05pt solid #cccccc" fo:border-right="0.05pt solid #cccccc" fo:border-top="none" fo:border-bottom="0.05pt solid #cccccc"/>
    </style:style>
    <style:style style:name="표1.B5" style:family="table-cell">
      <style:table-cell-properties fo:padding="0.097cm" fo:border-left="0.05pt solid #cccccc" fo:border-right="0.05pt solid #cccccc" fo:border-top="none" fo:border-bottom="0.05pt solid #cccccc"/>
    </style:style>
    <style:style style:name="표1.B6" style:family="table-cell">
      <style:table-cell-properties fo:padding="0.097cm" fo:border-left="0.05pt solid #cccccc" fo:border-right="0.05pt solid #cccccc" fo:border-top="none" fo:border-bottom="0.05pt solid #cccccc"/>
    </style:style>
    <style:style style:name="표2" style:family="table">
      <style:table-properties style:width="17cm" table:align="margins"/>
    </style:style>
    <style:style style:name="표2.A" style:family="table-column">
      <style:table-column-properties style:column-width="2.806cm" style:rel-column-width="1591*"/>
    </style:style>
    <style:style style:name="표2.B" style:family="table-column">
      <style:table-column-properties style:column-width="3.297cm" style:rel-column-width="1869*"/>
    </style:style>
    <style:style style:name="표2.C" style:family="table-column">
      <style:table-column-properties style:column-width="3.103cm" style:rel-column-width="1759*"/>
    </style:style>
    <style:style style:name="표2.D" style:family="table-column">
      <style:table-column-properties style:column-width="7.795cm" style:rel-column-width="4419*"/>
    </style:style>
    <style:style style:name="표2.A1" style:family="table-cell">
      <style:table-cell-properties fo:background-color="#dddddd" fo:padding="0.097cm" fo:border-left="0.05pt solid #cccccc" fo:border-right="none" fo:border-top="0.05pt solid #cccccc" fo:border-bottom="0.05pt solid #cccccc">
        <style:background-image/>
      </style:table-cell-properties>
    </style:style>
    <style:style style:name="표2.B1" style:family="table-cell">
      <style:table-cell-properties fo:padding="0.097cm" fo:border-left="0.05pt solid #cccccc" fo:border-right="none" fo:border-top="0.05pt solid #cccccc" fo:border-bottom="0.05pt solid #cccccc"/>
    </style:style>
    <style:style style:name="표2.D1" style:family="table-cell">
      <style:table-cell-properties fo:padding="0.097cm" fo:border="0.05pt solid #cccccc"/>
    </style:style>
    <style:style style:name="표2.A2" style:family="table-cell">
      <style:table-cell-properties fo:background-color="#dddddd" fo:padding="0.097cm" fo:border-left="0.05pt solid #cccccc" fo:border-right="none" fo:border-top="none" fo:border-bottom="0.05pt solid #cccccc">
        <style:background-image/>
      </style:table-cell-properties>
    </style:style>
    <style:style style:name="표2.B2" style:family="table-cell">
      <style:table-cell-properties fo:padding="0.097cm" fo:border-left="0.05pt solid #cccccc" fo:border-right="0.05pt solid #cccccc" fo:border-top="none" fo:border-bottom="0.05pt solid #cccccc"/>
    </style:style>
    <style:style style:name="표2.B3" style:family="table-cell">
      <style:table-cell-properties fo:padding="0.097cm" fo:border-left="0.05pt solid #cccccc" fo:border-right="none" fo:border-top="none" fo:border-bottom="0.05pt solid #cccccc"/>
    </style:style>
    <style:style style:name="표2.D3" style:family="table-cell">
      <style:table-cell-properties fo:padding="0.097cm" fo:border-left="0.05pt solid #cccccc" fo:border-right="0.05pt solid #cccccc" fo:border-top="none" fo:border-bottom="0.05pt solid #cccccc"/>
    </style:style>
    <style:style style:name="표2.B4" style:family="table-cell">
      <style:table-cell-properties fo:padding="0.097cm" fo:border-left="0.05pt solid #cccccc" fo:border-right="0.05pt solid #cccccc" fo:border-top="none" fo:border-bottom="0.05pt solid #cccccc"/>
    </style:style>
    <style:style style:name="표2.B5" style:family="table-cell">
      <style:table-cell-properties fo:padding="0.097cm" fo:border-left="0.05pt solid #cccccc" fo:border-right="0.05pt solid #cccccc" fo:border-top="none" fo:border-bottom="0.05pt solid #cccccc"/>
    </style:style>
    <style:style style:name="표2.B6" style:family="table-cell">
      <style:table-cell-properties fo:padding="0.097cm" fo:border-left="0.05pt solid #cccccc" fo:border-right="0.05pt solid #cccccc" fo:border-top="none" fo:border-bottom="0.05pt solid #cccccc"/>
    </style:style>
    <style:style style:name="표3" style:family="table">
      <style:table-properties style:width="17cm" table:align="margins"/>
    </style:style>
    <style:style style:name="표3.A" style:family="table-column">
      <style:table-column-properties style:column-width="3.507cm" style:rel-column-width="1988*"/>
    </style:style>
    <style:style style:name="표3.B" style:family="table-column">
      <style:table-column-properties style:column-width="13.494cm" style:rel-column-width="7650*"/>
    </style:style>
    <style:style style:name="표3.A1" style:family="table-cell">
      <style:table-cell-properties fo:background-color="#dddddd" fo:padding="0.097cm" fo:border-left="0.05pt solid #cccccc" fo:border-right="none" fo:border-top="0.05pt solid #cccccc" fo:border-bottom="0.05pt solid #cccccc">
        <style:background-image/>
      </style:table-cell-properties>
    </style:style>
    <style:style style:name="표3.B1" style:family="table-cell">
      <style:table-cell-properties fo:padding="0.097cm" fo:border="0.05pt solid #cccccc"/>
    </style:style>
    <style:style style:name="표3.A2" style:family="table-cell">
      <style:table-cell-properties fo:background-color="#dddddd" fo:padding="0.097cm" fo:border-left="0.05pt solid #cccccc" fo:border-right="none" fo:border-top="none" fo:border-bottom="0.05pt solid #cccccc">
        <style:background-image/>
      </style:table-cell-properties>
    </style:style>
    <style:style style:name="표3.B2" style:family="table-cell">
      <style:table-cell-properties fo:padding="0.097cm" fo:border-left="0.05pt solid #cccccc" fo:border-right="0.05pt solid #cccccc" fo:border-top="none" fo:border-bottom="0.05pt solid #cccccc"/>
    </style:style>
    <style:style style:name="표3.B3" style:family="table-cell">
      <style:table-cell-properties fo:padding="0.097cm" fo:border-left="0.05pt solid #cccccc" fo:border-right="0.05pt solid #cccccc" fo:border-top="none" fo:border-bottom="0.05pt solid #cccccc"/>
    </style:style>
    <style:style style:name="표4" style:family="table">
      <style:table-properties style:width="17cm" table:align="margins"/>
    </style:style>
    <style:style style:name="표4.A" style:family="table-column">
      <style:table-column-properties style:column-width="1.106cm" style:rel-column-width="627*"/>
    </style:style>
    <style:style style:name="표4.B" style:family="table-column">
      <style:table-column-properties style:column-width="7.202cm" style:rel-column-width="4083*"/>
    </style:style>
    <style:style style:name="표4.C" style:family="table-column">
      <style:table-column-properties style:column-width="2.993cm" style:rel-column-width="1697*"/>
    </style:style>
    <style:style style:name="표4.D" style:family="table-column">
      <style:table-column-properties style:column-width="5.699cm" style:rel-column-width="3231*"/>
    </style:style>
    <style:style style:name="표4.A1" style:family="table-cell">
      <style:table-cell-properties fo:padding="0.097cm" fo:border-left="0.05pt solid #cccccc" fo:border-right="none" fo:border-top="0.05pt solid #cccccc" fo:border-bottom="0.05pt solid #cccccc"/>
    </style:style>
    <style:style style:name="표4.D1" style:family="table-cell">
      <style:table-cell-properties fo:padding="0.097cm" fo:border="0.05pt solid #cccccc"/>
    </style:style>
    <style:style style:name="표4.A2" style:family="table-cell">
      <style:table-cell-properties fo:background-color="#dddddd" fo:padding="0.097cm" fo:border-left="0.05pt solid #cccccc" fo:border-right="none" fo:border-top="none" fo:border-bottom="0.05pt solid #cccccc">
        <style:background-image/>
      </style:table-cell-properties>
    </style:style>
    <style:style style:name="표4.D2" style:family="table-cell">
      <style:table-cell-properties fo:background-color="#dddddd" fo:padding="0.097cm" fo:border-left="0.05pt solid #cccccc" fo:border-right="0.05pt solid #cccccc" fo:border-top="none" fo:border-bottom="0.05pt solid #cccccc">
        <style:background-image/>
      </style:table-cell-properties>
    </style:style>
    <style:style style:name="표4.A3" style:family="table-cell">
      <style:table-cell-properties fo:padding="0.097cm" fo:border-left="0.05pt solid #cccccc" fo:border-right="none" fo:border-top="none" fo:border-bottom="0.05pt solid #cccccc"/>
    </style:style>
    <style:style style:name="표4.B3" style:family="table-cell">
      <style:table-cell-properties fo:padding="0.097cm" fo:border-left="0.05pt solid #cccccc" fo:border-right="none" fo:border-top="none" fo:border-bottom="0.05pt solid #cccccc"/>
    </style:style>
    <style:style style:name="표4.C3" style:family="table-cell">
      <style:table-cell-properties fo:padding="0.097cm" fo:border-left="0.05pt solid #cccccc" fo:border-right="none" fo:border-top="none" fo:border-bottom="0.05pt solid #cccccc"/>
    </style:style>
    <style:style style:name="표4.D3" style:family="table-cell">
      <style:table-cell-properties fo:padding="0.097cm" fo:border-left="0.05pt solid #cccccc" fo:border-right="0.05pt solid #cccccc" fo:border-top="none" fo:border-bottom="0.05pt solid #cccccc"/>
    </style:style>
    <style:style style:name="표4.A5" style:family="table-cell">
      <style:table-cell-properties fo:padding="0.097cm" fo:border-left="0.05pt solid #cccccc" fo:border-right="none" fo:border-top="none" fo:border-bottom="0.05pt solid #cccccc"/>
    </style:style>
    <style:style style:name="표4.B5" style:family="table-cell">
      <style:table-cell-properties fo:padding="0.097cm" fo:border-left="0.05pt solid #cccccc" fo:border-right="none" fo:border-top="none" fo:border-bottom="0.05pt solid #cccccc"/>
    </style:style>
    <style:style style:name="표4.C5" style:family="table-cell">
      <style:table-cell-properties fo:padding="0.097cm" fo:border-left="0.05pt solid #cccccc" fo:border-right="none" fo:border-top="none" fo:border-bottom="0.05pt solid #cccccc"/>
    </style:style>
    <style:style style:name="표4.D5" style:family="table-cell">
      <style:table-cell-properties fo:padding="0.097cm" fo:border-left="0.05pt solid #cccccc" fo:border-right="0.05pt solid #cccccc" fo:border-top="none" fo:border-bottom="0.05pt solid #cccccc"/>
    </style:style>
    <style:font-face style:name="Arial Unicode MS1" svg:font-family="'Arial Unicode MS'" style:font-family-generic="swiss"/>
    <style:font-face style:name="NanumMyeongjoOTF" svg:font-family="NanumMyeongjoOTF" style:font-pitch="variable"/>
    <style:font-face style:name="나눔명조2" svg:font-family="나눔명조" style:font-pitch="variable"/>
    <style:font-face style:name="AppleSDGothicNeo-Regular" svg:font-family="AppleSDGothicNeo-Regular" style:font-family-generic="roman" style:font-pitch="variable"/>
    <style:font-face style:name="AppleSymbols" svg:font-family="AppleSymbols" style:font-family-generic="roman" style:font-pitch="variable"/>
    <style:font-face style:name="HelveticaNeue" svg:font-family="HelveticaNeue" style:font-family-generic="roman" style:font-pitch="variable"/>
    <style:font-face style:name="LucidaGrande" svg:font-family="LucidaGrande" style:font-family-generic="roman" style:font-pitch="variable"/>
    <style:font-face style:name="NanumMyeongjoOTF1" svg:font-family="NanumMyeongjoOTF" style:font-family-generic="roman" style:font-pitch="variable"/>
    <style:font-face style:name="NanumMyeongjoOTFBold" svg:font-family="NanumMyeongjoOTFBold" style:font-family-generic="roman" style:font-pitch="variable"/>
    <style:font-face style:name="나눔명조" svg:font-family="나눔명조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나눔고딕" svg:font-family="나눔고딕" style:font-family-generic="system" style:font-pitch="variable"/>
    <style:font-face style:name="나눔명조1" svg:font-family="나눔명조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text-properties style:font-name="나눔명조2" style:font-name-asian="나눔명조2"/>
    </style:style>
    <style:style style:name="P3" style:family="paragraph" style:parent-style-name="Heading_20_1">
      <style:text-properties style:font-name="나눔명조2" officeooo:rsid="0013f703" officeooo:paragraph-rsid="0013f703" style:font-name-asian="나눔명조2"/>
    </style:style>
    <style:style style:name="P4" style:family="paragraph" style:parent-style-name="Heading_20_1">
      <style:text-properties style:font-name="나눔명조2" officeooo:paragraph-rsid="0013f703" style:font-name-asian="나눔명조2"/>
    </style:style>
    <style:style style:name="P5" style:family="paragraph" style:parent-style-name="Heading_20_1">
      <style:text-properties style:font-name="나눔명조2" officeooo:rsid="0015c6db" officeooo:paragraph-rsid="0015c6db" style:font-name-asian="나눔명조2"/>
    </style:style>
    <style:style style:name="P6" style:family="paragraph" style:parent-style-name="Heading_20_1">
      <style:text-properties style:font-name="나눔명조2" officeooo:rsid="00186f59" officeooo:paragraph-rsid="00186f59" style:font-name-asian="나눔명조2"/>
    </style:style>
    <style:style style:name="P7" style:family="paragraph" style:parent-style-name="Heading_20_1">
      <style:text-properties style:font-name="나눔명조2" officeooo:rsid="001908f8" officeooo:paragraph-rsid="001908f8" style:font-name-asian="나눔명조2"/>
    </style:style>
    <style:style style:name="P8" style:family="paragraph" style:parent-style-name="Heading_20_1">
      <style:text-properties style:font-name="나눔명조2" officeooo:rsid="001941de" officeooo:paragraph-rsid="001941de" style:font-name-asian="나눔명조2"/>
    </style:style>
    <style:style style:name="P9" style:family="paragraph" style:parent-style-name="Heading_20_2">
      <style:text-properties style:font-name="나눔명조2" style:font-name-asian="나눔명조2"/>
    </style:style>
    <style:style style:name="P10" style:family="paragraph" style:parent-style-name="Heading_20_2">
      <style:text-properties style:font-name="나눔명조2" officeooo:rsid="001ea913" officeooo:paragraph-rsid="001ea913" style:font-name-asian="나눔명조2"/>
    </style:style>
    <style:style style:name="P11" style:family="paragraph" style:parent-style-name="Standard">
      <style:text-properties officeooo:paragraph-rsid="0013f703"/>
    </style:style>
    <style:style style:name="P12" style:family="paragraph" style:parent-style-name="Standard">
      <style:text-properties officeooo:paragraph-rsid="0015c6db"/>
    </style:style>
    <style:style style:name="P13" style:family="paragraph" style:parent-style-name="Standard">
      <style:text-properties officeooo:paragraph-rsid="001908f8"/>
    </style:style>
    <style:style style:name="P14" style:family="paragraph" style:parent-style-name="Standard">
      <style:text-properties officeooo:paragraph-rsid="00190bce"/>
    </style:style>
    <style:style style:name="P15" style:family="paragraph" style:parent-style-name="Standard">
      <style:text-properties officeooo:paragraph-rsid="001941de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paragraph-properties fo:text-align="end" style:justify-single-word="false"/>
      <style:text-properties officeooo:paragraph-rsid="001941de"/>
    </style:style>
    <style:style style:name="P18" style:family="paragraph" style:parent-style-name="Standard">
      <style:text-properties fo:font-size="6.84999990463257pt" officeooo:paragraph-rsid="001941de" style:font-size-asian="6pt" style:font-size-complex="6.84999990463257pt"/>
    </style:style>
    <style:style style:name="P19" style:family="paragraph" style:parent-style-name="Standard">
      <style:paragraph-properties fo:text-align="start" style:justify-single-word="false"/>
    </style:style>
    <style:style style:name="P20" style:family="paragraph" style:parent-style-name="Standard">
      <style:paragraph-properties fo:text-align="start" style:justify-single-word="false"/>
      <style:text-properties officeooo:paragraph-rsid="001941de"/>
    </style:style>
    <style:style style:name="P21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22" style:family="paragraph" style:parent-style-name="Standard">
      <style:paragraph-properties fo:text-align="center" style:justify-single-word="false"/>
      <style:text-properties fo:font-size="11pt" officeooo:paragraph-rsid="001f6286" style:font-size-asian="11pt" style:font-size-complex="11pt"/>
    </style:style>
    <style:style style:name="P2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paragraph-rsid="001941de" style:font-size-asian="12pt" style:font-size-complex="13.6999998092651pt"/>
    </style:style>
    <style:style style:name="P25" style:family="paragraph" style:parent-style-name="Standard">
      <style:paragraph-properties fo:text-align="center" style:justify-single-word="false"/>
      <style:text-properties fo:font-size="18pt" officeooo:rsid="001a6a86" officeooo:paragraph-rsid="001a6a86" style:font-size-asian="18pt" style:font-size-complex="18pt"/>
    </style:style>
    <style:style style:name="P26" style:family="paragraph" style:parent-style-name="Standard">
      <style:text-properties officeooo:paragraph-rsid="001ea913"/>
    </style:style>
    <style:style style:name="P27" style:family="paragraph" style:parent-style-name="Standard">
      <style:paragraph-properties fo:margin-top="0cm" fo:margin-bottom="0.282cm" loext:contextual-spacing="false" fo:line-height="120%" fo:text-align="start" style:justify-single-word="false"/>
    </style:style>
    <style:style style:name="P28" style:family="paragraph" style:parent-style-name="Table_20_Contents">
      <style:text-properties officeooo:paragraph-rsid="0013f703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1ea913" officeooo:paragraph-rsid="001ea913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31" style:family="paragraph" style:parent-style-name="Text_20_body">
      <style:paragraph-properties fo:text-align="end" style:justify-single-word="false"/>
      <style:text-properties fo:font-size="12.5500001907349pt" officeooo:rsid="0013f703" officeooo:paragraph-rsid="0013f703" style:font-size-asian="11pt" style:font-size-complex="12.5500001907349pt"/>
    </style:style>
    <style:style style:name="P32" style:family="paragraph" style:parent-style-name="Text_20_body">
      <style:paragraph-properties fo:text-align="end" style:justify-single-word="false"/>
      <style:text-properties officeooo:rsid="0015c6db" officeooo:paragraph-rsid="0015c6db"/>
    </style:style>
    <style:style style:name="P33" style:family="paragraph" style:parent-style-name="Text_20_body">
      <style:paragraph-properties fo:text-align="start" style:justify-single-word="false"/>
      <style:text-properties fo:font-size="15pt" officeooo:rsid="0015c6db" officeooo:paragraph-rsid="0015c6db" style:font-size-asian="15pt" style:font-size-complex="15pt"/>
    </style:style>
    <style:style style:name="P34" style:family="paragraph" style:parent-style-name="Text_20_body">
      <style:text-properties officeooo:paragraph-rsid="00186f59"/>
    </style:style>
    <style:style style:name="P35" style:family="paragraph" style:parent-style-name="Text_20_body">
      <style:text-properties officeooo:paragraph-rsid="001908f8"/>
    </style:style>
    <style:style style:name="P36" style:family="paragraph" style:parent-style-name="Text_20_body">
      <style:text-properties officeooo:paragraph-rsid="001941de"/>
    </style:style>
    <style:style style:name="P37" style:family="paragraph" style:parent-style-name="Text_20_body">
      <style:paragraph-properties fo:text-align="end" style:justify-single-word="false"/>
      <style:text-properties officeooo:rsid="001a6a86" officeooo:paragraph-rsid="001a6a86"/>
    </style:style>
    <style:style style:name="P38" style:family="paragraph" style:parent-style-name="Text_20_body">
      <style:paragraph-properties fo:text-align="center" style:justify-single-word="false"/>
      <style:text-properties fo:font-size="18pt" officeooo:rsid="001a6a86" officeooo:paragraph-rsid="001a6a86" style:font-size-asian="18pt" style:font-size-complex="18pt"/>
    </style:style>
    <style:style style:name="P39" style:family="paragraph" style:parent-style-name="Text_20_body">
      <style:paragraph-properties fo:text-align="center" style:justify-single-word="false"/>
      <style:text-properties fo:font-size="18pt" officeooo:rsid="001a6a86" officeooo:paragraph-rsid="001c4c3b" style:font-size-asian="18pt" style:font-size-complex="18pt"/>
    </style:style>
    <style:style style:name="P40" style:family="paragraph" style:parent-style-name="Text_20_body">
      <style:text-properties officeooo:paragraph-rsid="001ea913"/>
    </style:style>
    <style:style style:name="P41" style:family="paragraph" style:parent-style-name="Text_20_body">
      <style:paragraph-properties fo:margin-left="5.08cm" fo:margin-right="0cm" fo:text-align="start" style:justify-single-word="false" fo:text-indent="0cm" style:auto-text-indent="false"/>
      <style:text-properties fo:font-size="18pt" officeooo:rsid="001a6a86" officeooo:paragraph-rsid="001c2ca3" style:font-size-asian="18pt" style:font-size-complex="18pt"/>
    </style:style>
    <style:style style:name="P42" style:family="paragraph" style:parent-style-name="Title">
      <style:paragraph-properties fo:text-align="start" style:justify-single-word="false"/>
      <style:text-properties officeooo:rsid="0013f703" officeooo:paragraph-rsid="0013f703" style:font-name-asian="나눔명조2"/>
    </style:style>
    <style:style style:name="T1" style:family="text">
      <style:text-properties officeooo:rsid="0013f703"/>
    </style:style>
    <style:style style:name="T2" style:family="text">
      <style:text-properties fo:color="#000000" style:font-name="AppleSDGothicNeo-Regular" fo:font-size="12pt" fo:letter-spacing="normal" style:text-underline-style="none" style:letter-kerning="false" style:font-size-asian="12pt"/>
    </style:style>
    <style:style style:name="T3" style:family="text">
      <style:text-properties fo:color="#000000" style:font-name="AppleSDGothicNeo-Regular" fo:font-size="9pt" fo:letter-spacing="normal" style:text-underline-style="none" style:letter-kerning="false" style:font-size-asian="9pt"/>
    </style:style>
    <style:style style:name="T4" style:family="text">
      <style:text-properties fo:color="#000000" style:font-name="AppleSDGothicNeo-Regular" fo:letter-spacing="normal" style:text-underline-style="none" style:letter-kerning="false"/>
    </style:style>
    <style:style style:name="T5" style:family="text">
      <style:text-properties fo:color="#000000" style:font-name="HelveticaNeue" fo:font-size="9pt" fo:letter-spacing="normal" style:text-underline-style="none" style:letter-kerning="false" style:font-size-asian="9pt"/>
    </style:style>
    <style:style style:name="T6" style:family="text">
      <style:text-properties fo:color="#000000" style:font-name="HelveticaNeue" fo:font-size="12pt" fo:letter-spacing="normal" style:text-underline-style="none" style:letter-kerning="false" style:font-size-asian="12pt"/>
    </style:style>
    <style:style style:name="T7" style:family="text">
      <style:text-properties fo:color="#000000" style:font-name="HelveticaNeue" fo:letter-spacing="normal" style:text-underline-style="none" style:letter-kerning="false"/>
    </style:style>
    <style:style style:name="T8" style:family="text">
      <style:text-properties fo:color="#000000" style:font-name="AppleSymbols" fo:font-size="12pt" fo:letter-spacing="normal" style:text-underline-style="none" style:letter-kerning="false" style:font-size-asian="12pt"/>
    </style:style>
    <style:style style:name="T9" style:family="text">
      <style:text-properties fo:color="#000000" style:font-name="AppleSymbols" fo:font-size="15pt" fo:letter-spacing="normal" style:text-underline-style="none" style:letter-kerning="false" style:font-size-asian="15pt"/>
    </style:style>
    <style:style style:name="T10" style:family="text">
      <style:text-properties fo:color="#000000" style:font-name="AppleSymbols" fo:letter-spacing="normal" style:text-underline-style="none" style:letter-kerning="false"/>
    </style:style>
    <style:style style:name="T11" style:family="text">
      <style:text-properties fo:color="#000000" style:font-name="NanumMyeongjoOTF1" fo:font-size="10pt" fo:letter-spacing="normal" style:text-underline-style="none" style:letter-kerning="false" style:font-size-asian="10pt"/>
    </style:style>
    <style:style style:name="T12" style:family="text">
      <style:text-properties fo:color="#000000" style:font-name="NanumMyeongjoOTF1" fo:font-size="10pt" fo:letter-spacing="normal" style:text-underline-style="none" style:letter-kerning="false" style:font-name-asian="나눔명조2" style:font-size-asian="10pt"/>
    </style:style>
    <style:style style:name="T13" style:family="text">
      <style:text-properties fo:color="#000000" style:font-name="NanumMyeongjoOTF1" fo:font-size="15pt" fo:letter-spacing="normal" style:text-underline-style="none" style:letter-kerning="false" style:font-size-asian="15pt"/>
    </style:style>
    <style:style style:name="T14" style:family="text">
      <style:text-properties fo:color="#000000" style:font-name="NanumMyeongjoOTF1" fo:font-size="11pt" fo:letter-spacing="normal" style:text-underline-style="none" style:letter-kerning="false" style:font-size-asian="11pt"/>
    </style:style>
    <style:style style:name="T15" style:family="text">
      <style:text-properties fo:color="#000000" style:font-name="NanumMyeongjoOTF1" fo:font-size="11pt" fo:letter-spacing="normal" style:text-underline-style="none" style:letter-kerning="false" style:font-name-asian="나눔명조2" style:font-size-asian="11pt"/>
    </style:style>
    <style:style style:name="T16" style:family="text">
      <style:text-properties fo:color="#000000" style:font-name="NanumMyeongjoOTF1" fo:font-size="12pt" fo:letter-spacing="normal" style:text-underline-style="none" style:letter-kerning="false" style:font-size-asian="12pt"/>
    </style:style>
    <style:style style:name="T17" style:family="text">
      <style:text-properties fo:color="#000000" style:font-name="NanumMyeongjoOTF1" fo:letter-spacing="normal" style:text-underline-style="none" style:letter-kerning="false"/>
    </style:style>
    <style:style style:name="T18" style:family="text">
      <style:text-properties fo:color="#000000" style:font-name="NanumMyeongjoOTF1" fo:letter-spacing="normal" style:text-underline-style="none" style:letter-kerning="false" style:font-name-asian="나눔명조2"/>
    </style:style>
    <style:style style:name="T19" style:family="text">
      <style:text-properties fo:color="#000000" style:font-name="NanumMyeongjoOTF1" fo:font-size="13pt" fo:letter-spacing="normal" style:text-underline-style="none" style:letter-kerning="false" style:font-size-asian="13pt"/>
    </style:style>
    <style:style style:name="T20" style:family="text">
      <style:text-properties fo:color="#000000" style:font-name="LucidaGrande" fo:font-size="12pt" fo:letter-spacing="normal" style:text-underline-style="none" style:letter-kerning="false" style:font-size-asian="12pt"/>
    </style:style>
    <style:style style:name="T21" style:family="text">
      <style:text-properties fo:color="#000000" style:font-name="LucidaGrande" fo:font-size="10pt" fo:letter-spacing="normal" style:text-underline-style="none" style:letter-kerning="false" style:font-size-asian="10pt"/>
    </style:style>
    <style:style style:name="T22" style:family="text">
      <style:text-properties fo:color="#000000" style:font-name="NanumMyeongjoOTFBold" fo:font-size="12pt" fo:letter-spacing="normal" style:text-underline-style="none" fo:font-weight="bold" style:letter-kerning="false" style:font-size-asian="12pt" style:font-weight-asian="bold"/>
    </style:style>
    <style:style style:name="T23" style:family="text">
      <style:text-properties style:font-name="나눔명조2" officeooo:rsid="00186f59" style:font-name-asian="나눔명조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고 소 장</text:p>
      <text:p text:style-name="P31">(고소장 기재사항 중 *표시된 항목은 반드시 기재하여야 합니다.)</text:p>
      <text:h text:style-name="P3" text:outline-level="1">1. 고소인*</text:h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row>
          <table:table-cell table:style-name="표1.A1" office:value-type="string">
            <text:p text:style-name="Standard"><text:span text:style-name="T2">성명</text:span></text:p>
            <text:p text:style-name="Standard"><text:span text:style-name="T5">(</text:span><text:span text:style-name="T3">상호</text:span><text:span text:style-name="T5">‧</text:span><text:span text:style-name="T3">대표자</text:span><text:span text:style-name="T5">)</text:span></text:p>
          </table:table-cell>
          <table:table-cell table:style-name="표1.B1" office:value-type="string">
            <text:p text:style-name="Table_20_Contents"/>
          </table:table-cell>
          <table:table-cell table:style-name="표1.A1" office:value-type="string">
            <text:p text:style-name="Standard"><text:span text:style-name="T2">주민등록번호</text:span></text:p>
            <text:p text:style-name="Standard"><text:span text:style-name="T5">(</text:span><text:span text:style-name="T3">법인등록번호</text:span><text:span text:style-name="T5">)</text:span></text:p>
          </table:table-cell>
          <table:table-cell table:style-name="표1.D1" office:value-type="string">
            <text:p text:style-name="Table_20_Contents"/>
          </table:table-cell>
        </table:table-row>
        <table:table-row>
          <table:table-cell table:style-name="표1.A2" office:value-type="string">
            <text:p text:style-name="P11"><text:span text:style-name="T2">주소</text:span></text:p>
            <text:p text:style-name="P11"><text:span text:style-name="T6"> </text:span><text:span text:style-name="T5">(</text:span><text:span text:style-name="T3">주사무소</text:span><text:span text:style-name="T5"> </text:span><text:span text:style-name="T3">소재지</text:span><text:span text:style-name="T5">)</text:span></text:p>
          </table:table-cell>
          <table:table-cell table:style-name="표1.B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표1.A2" office:value-type="string">
            <text:p text:style-name="Standard"><text:span text:style-name="T2">직업</text:span></text:p>
          </table:table-cell>
          <table:table-cell table:style-name="표1.B3" office:value-type="string">
            <text:p text:style-name="Table_20_Contents"/>
          </table:table-cell>
          <table:table-cell table:style-name="표1.A2" office:value-type="string">
            <text:p text:style-name="Standard"><text:span text:style-name="T2">사무실</text:span><text:span text:style-name="T6"> </text:span><text:span text:style-name="T2">주소</text:span></text:p>
          </table:table-cell>
          <table:table-cell table:style-name="표1.D3" office:value-type="string">
            <text:p text:style-name="Table_20_Contents"/>
          </table:table-cell>
        </table:table-row>
        <table:table-row>
          <table:table-cell table:style-name="표1.A2" office:value-type="string">
            <text:p text:style-name="Standard"><text:span text:style-name="T2">전화</text:span></text:p>
          </table:table-cell>
          <table:table-cell table:style-name="표1.B4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표1.A2" office:value-type="string">
            <text:p text:style-name="Standard"><text:span text:style-name="T2">이메일</text:span></text:p>
          </table:table-cell>
          <table:table-cell table:style-name="표1.B5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표1.A2" office:value-type="string">
            <text:p text:style-name="Standard"><text:span text:style-name="T2">대리인에</text:span><text:span text:style-name="T6"> </text:span><text:span text:style-name="T2">의한</text:span><text:span text:style-name="T6"> </text:span><text:span text:style-name="T2">고소</text:span></text:p>
          </table:table-cell>
          <table:table-cell table:style-name="표1.B6" table:number-columns-spanned="3" office:value-type="string">
            <text:p text:style-name="Standard"><text:span text:style-name="T8">☐</text:span><text:span text:style-name="T6"> </text:span><text:span text:style-name="T2">법정대리인</text:span><text:span text:style-name="T6"> (</text:span><text:span text:style-name="T2">성명</text:span><text:span text:style-name="T6"> : <text:s text:c="13"/>,</text:span><text:span text:style-name="T2">연락처</text:span><text:span text:style-name="T6"><text:tab/> <text:s text:c="25"/>) </text:span></text:p>
            <text:p text:style-name="Standard"><text:span text:style-name="T8">☐</text:span><text:span text:style-name="T6"> </text:span><text:span text:style-name="T2">고소대리인</text:span><text:span text:style-name="T6"> (</text:span><text:span text:style-name="T2">성명</text:span><text:span text:style-name="T6"> : <text:s text:c="14"/></text:span><text:span text:style-name="T2">변호사</text:span><text:span text:style-name="T6">, </text:span><text:span text:style-name="T2">연락처</text:span><text:span text:style-name="T6"> <text:s text:c="25"/>) </text:span></text:p>
          </table:table-cell>
          <table:covered-table-cell/>
          <table:covered-table-cell/>
        </table:table-row>
      </table:table>
      <text:p text:style-name="P11"><text:span text:style-name="T11"/></text:p>
      <text:p text:style-name="P11"><text:span text:style-name="T11">※ 고소인이 법인 또는 단체인 경우에는 상호 또는 단체명, 대표자, 법인등록번호(또는 사업자등록번호), 주된 사무소의 소재지, 전화 등 연락처를 기재해야 하며, 법인의 경우 에는 법인등기부 등본이 첨부되어야 합니다. </text:span></text:p>
      <text:p text:style-name="P11"><text:span text:style-name="T11"/></text:p>
      <text:p text:style-name="P11"><text:span text:style-name="T11">※ 미성년자의 친권자 등 법정대리인이 고소하는 경우 및 변호사에 의한 고소대리의 경우 법정대리인 관계, 변호사 선임을 증명할 수 있는 서류를 첨부하시기 바랍니다. </text:span></text:p>
      <text:p text:style-name="P11"><text:span text:style-name="T11"/></text:p>
      <text:h text:style-name="P4" text:outline-level="1"><text:span text:style-name="T1">2. 피고소인*</text:span></text:h>
      <table:table table:name="표2" table:style-name="표2">
        <table:table-column table:style-name="표2.A"/>
        <table:table-column table:style-name="표2.B"/>
        <table:table-column table:style-name="표2.C"/>
        <table:table-column table:style-name="표2.D"/>
        <table:table-row>
          <table:table-cell table:style-name="표2.A1" office:value-type="string">
            <text:p text:style-name="P11"><text:span text:style-name="T2">성명</text:span></text:p>
          </table:table-cell>
          <table:table-cell table:style-name="표2.B1" office:value-type="string">
            <text:p text:style-name="P28"/>
          </table:table-cell>
          <table:table-cell table:style-name="표2.A1" office:value-type="string">
            <text:p text:style-name="P11"><text:span text:style-name="T2">주민등록번호</text:span></text:p>
          </table:table-cell>
          <table:table-cell table:style-name="표2.D1" office:value-type="string">
            <text:p text:style-name="P28"/>
          </table:table-cell>
        </table:table-row>
        <table:table-row>
          <table:table-cell table:style-name="표2.A2" office:value-type="string">
            <text:p text:style-name="P11"><text:span text:style-name="T2">주소</text:span></text:p>
            <text:p text:style-name="P11"><text:span text:style-name="T6"/></text:p>
          </table:table-cell>
          <table:table-cell table:style-name="표2.B2" table:number-columns-spanned="3" office:value-type="string">
            <text:p text:style-name="P28"/>
          </table:table-cell>
          <table:covered-table-cell/>
          <table:covered-table-cell/>
        </table:table-row>
        <table:table-row>
          <table:table-cell table:style-name="표2.A2" office:value-type="string">
            <text:p text:style-name="P11"><text:span text:style-name="T2">직업</text:span></text:p>
          </table:table-cell>
          <table:table-cell table:style-name="표2.B3" office:value-type="string">
            <text:p text:style-name="P28"/>
          </table:table-cell>
          <table:table-cell table:style-name="표2.A2" office:value-type="string">
            <text:p text:style-name="P11"><text:span text:style-name="T2">사무실</text:span><text:span text:style-name="T6"> </text:span><text:span text:style-name="T2">주소</text:span></text:p>
          </table:table-cell>
          <table:table-cell table:style-name="표2.D3" office:value-type="string">
            <text:p text:style-name="P28"/>
          </table:table-cell>
        </table:table-row>
        <table:table-row>
          <table:table-cell table:style-name="표2.A2" office:value-type="string">
            <text:p text:style-name="P11"><text:span text:style-name="T2">전화</text:span></text:p>
          </table:table-cell>
          <table:table-cell table:style-name="표2.B4" table:number-columns-spanned="3" office:value-type="string">
            <text:p text:style-name="P28"/>
          </table:table-cell>
          <table:covered-table-cell/>
          <table:covered-table-cell/>
        </table:table-row>
        <table:table-row>
          <table:table-cell table:style-name="표2.A2" office:value-type="string">
            <text:p text:style-name="P11"><text:span text:style-name="T2">이메일</text:span></text:p>
          </table:table-cell>
          <table:table-cell table:style-name="표2.B5" table:number-columns-spanned="3" office:value-type="string">
            <text:p text:style-name="P28"/>
          </table:table-cell>
          <table:covered-table-cell/>
          <table:covered-table-cell/>
        </table:table-row>
        <table:table-row>
          <table:table-cell table:style-name="표2.A2" office:value-type="string">
            <text:p text:style-name="P11"><text:span text:style-name="T2">기타사항</text:span></text:p>
          </table:table-cell>
          <table:table-cell table:style-name="표2.B6" table:number-columns-spanned="3" office:value-type="string">
            <text:p text:style-name="P11"><text:span text:style-name="T6"/></text:p>
          </table:table-cell>
          <table:covered-table-cell/>
          <table:covered-table-cell/>
        </table:table-row>
      </table:table>
      <text:p text:style-name="P12"><text:span text:style-name="T11"/></text:p>
      <text:p text:style-name="P12"><text:span text:style-name="T11">※ 기타사항에는 고소인과의 관계 및 피고소인의 인적사항과 연락처를 정확히 알 수 없을 경우 피고소인의 성별, 특징적 외모, 인상착의 등을 구체적으로 기재하시기 바랍니다.</text:span></text:p>
      <text:p text:style-name="P12"><text:span text:style-name="T11"/></text:p>
      <text:h text:style-name="P5" text:outline-level="1">3. 고소취지*</text:h>
      <text:p text:style-name="P32">(죄명 및 피고소인에 대한 처벌의사 기재)</text:p>
      <text:p text:style-name="P33">고소인은 피고소인을 __________죄로 고소하오니 처벌하여 주시기 바랍니다.*</text:p>
      <text:h text:style-name="P6" text:outline-level="1"><text:soft-page-break/>4. 범죄사실*</text:h>
      <text:p text:style-name="P34"><text:span text:style-name="T23"/></text:p>
      <text:p text:style-name="P34"><text:span text:style-name="T23"/></text:p>
      <text:p text:style-name="P34"><text:span text:style-name="T23"/></text:p>
      <text:p text:style-name="P34"><text:span text:style-name="T23"/></text:p>
      <text:p text:style-name="P34"><text:span text:style-name="T23"/></text:p>
      <text:p text:style-name="P34"><text:span text:style-name="T23"/></text:p>
      <text:p text:style-name="P34"><text:span text:style-name="T23"/></text:p>
      <text:p text:style-name="P34"><text:span text:style-name="T23"/></text:p>
      <text:p text:style-name="P34"><text:span text:style-name="T23"/></text:p>
      <text:p text:style-name="P34"><text:span text:style-name="T23"/></text:p>
      <text:p text:style-name="P34"><text:span text:style-name="T23"/></text:p>
      <text:p text:style-name="P34"><text:span text:style-name="T23"/></text:p>
      <text:p text:style-name="P13"><text:span text:style-name="T11">※ 범죄사실은 형법 등 처벌법규에 해당하는 사실에 대하여 일시, 장소, 범행방법, 결과 등을 구체적으로 특정하여 기재해야 하며, 고소인이 알고 있는 지식과 경험, 증거에 의해 사실로 인정되는 내용을 기재하여야 합니다.</text:span></text:p>
      <text:h text:style-name="P7" text:outline-level="1">5. 고소이유</text:h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4"><text:span text:style-name="T11">※ 고소이유에는 피고소인의 범행 경위 및 정황, 고소를 하게 된 동기와 사유 등 범죄사실을 뒷받침하는 내용을 간략, 명료하게 기재해야 합니다. </text:span></text:p>
      <text:p text:style-name="P14"><text:span text:style-name="T11"/></text:p>
      <text:h text:style-name="P8" text:outline-level="1"><text:soft-page-break/>6. 증거자료</text:h>
      <text:p text:style-name="P17"><text:span text:style-name="T14">(■ 해당란에 체크하여 주시기 바랍니다)</text:span></text:p>
      <text:p text:style-name="P17"><text:span text:style-name="T14"/></text:p>
      <text:p text:style-name="P15"><text:span text:style-name="T9">☐</text:span><text:span text:style-name="T13"> 고소인은 고소인의 진술 외에 제출할 증거가 없습니다.</text:span></text:p>
      <text:p text:style-name="P15"><text:span text:style-name="T9">☐</text:span><text:span text:style-name="T13"> 고소인은 고소인의 진술 외에 제출할 증거가 있습니다.</text:span></text:p>
      <text:p text:style-name="P18"><text:span text:style-name="T17"/></text:p>
      <text:p text:style-name="P15"><text:span text:style-name="T16"><text:s text:c="5"/></text:span><text:span text:style-name="T20">▶︎</text:span><text:span text:style-name="T16"> </text:span><text:span text:style-name="T22">제출할 증거의 세부내역은 별지를 작성하여 첨부하십시오.</text:span></text:p>
      <text:p text:style-name="P15"><text:span text:style-name="T22"/></text:p>
      <text:h text:style-name="P2" text:outline-level="1">7. 관련사건의 수사 및 재판 여부*</text:h>
      <text:p text:style-name="P17"><text:span text:style-name="T15">(■ 해당란에 체크하여 주시기 바랍니다)</text:span></text:p>
      <text:p text:style-name="P17"><text:span text:style-name="T15"/></text:p>
      <table:table table:name="표3" table:style-name="표3">
        <table:table-column table:style-name="표3.A"/>
        <table:table-column table:style-name="표3.B"/>
        <table:table-row>
          <table:table-cell table:style-name="표3.A1" office:value-type="string">
            <text:p text:style-name="P23"><text:span text:style-name="T7">1. </text:span><text:span text:style-name="T4">중복</text:span><text:span text:style-name="T7"> </text:span><text:span text:style-name="T4">고소</text:span><text:span text:style-name="T7"> </text:span><text:span text:style-name="T4">여부</text:span></text:p>
          </table:table-cell>
          <table:table-cell table:style-name="표3.B1" office:value-type="string">
            <text:p text:style-name="P23"><text:span text:style-name="T4">본</text:span><text:span text:style-name="T7"> </text:span><text:span text:style-name="T4">고소장과</text:span><text:span text:style-name="T7"> </text:span><text:span text:style-name="T4">같은</text:span><text:span text:style-name="T7"> </text:span><text:span text:style-name="T4">내용의</text:span><text:span text:style-name="T7"> </text:span><text:span text:style-name="T4">고소장을</text:span><text:span text:style-name="T7"> </text:span><text:span text:style-name="T4">다른</text:span><text:span text:style-name="T7"> </text:span><text:span text:style-name="T4">검찰청</text:span><text:span text:style-name="T7"> </text:span><text:span text:style-name="T4">또는</text:span><text:span text:style-name="T7"> </text:span><text:span text:style-name="T4">경찰서에</text:span><text:span text:style-name="T7"> </text:span><text:span text:style-name="T4">제출하거나</text:span><text:span text:style-name="T7"> </text:span><text:span text:style-name="T4">제출하였던</text:span><text:span text:style-name="T7"> </text:span><text:span text:style-name="T4">사실이</text:span><text:span text:style-name="T7"> </text:span><text:span text:style-name="T4">있습니다</text:span><text:span text:style-name="T7"> </text:span><text:span text:style-name="T10">☐</text:span><text:span text:style-name="T7"> / </text:span><text:span text:style-name="T4">없습니다</text:span><text:span text:style-name="T7"> </text:span><text:span text:style-name="T10">☐</text:span></text:p>
          </table:table-cell>
        </table:table-row>
        <table:table-row>
          <table:table-cell table:style-name="표3.A2" office:value-type="string">
            <text:p text:style-name="P23"><text:span text:style-name="T7">2. </text:span><text:span text:style-name="T4">관련</text:span><text:span text:style-name="T7"> </text:span><text:span text:style-name="T4">형사사건</text:span><text:span text:style-name="T7"> </text:span><text:span text:style-name="T4">수사</text:span><text:span text:style-name="T7"> </text:span><text:span text:style-name="T4">유무</text:span></text:p>
          </table:table-cell>
          <table:table-cell table:style-name="표3.B2" office:value-type="string">
            <text:p text:style-name="P23"><text:span text:style-name="T4">본</text:span><text:span text:style-name="T7"> </text:span><text:span text:style-name="T4">고소장에</text:span><text:span text:style-name="T7"> </text:span><text:span text:style-name="T4">기재된</text:span><text:span text:style-name="T7"> </text:span><text:span text:style-name="T4">범죄사실과</text:span><text:span text:style-name="T7"> </text:span><text:span text:style-name="T4">관련된</text:span><text:span text:style-name="T7"> </text:span><text:span text:style-name="T4">사건</text:span><text:span text:style-name="T7"> </text:span><text:span text:style-name="T4">또는</text:span><text:span text:style-name="T7"> </text:span><text:span text:style-name="T4">공범에</text:span><text:span text:style-name="T7"> </text:span><text:span text:style-name="T4">대하여</text:span><text:span text:style-name="T7"> </text:span><text:span text:style-name="T4">검찰청이나</text:span><text:span text:style-name="T7"> </text:span><text:span text:style-name="T4">경찰서에서</text:span><text:span text:style-name="T7"> </text:span><text:span text:style-name="T4">수사</text:span><text:span text:style-name="T7"> </text:span><text:span text:style-name="T4">중에</text:span><text:span text:style-name="T7"> </text:span><text:span text:style-name="T4">있습니다</text:span><text:span text:style-name="T7"> </text:span><text:span text:style-name="T10">☐</text:span><text:span text:style-name="T7"> / </text:span><text:span text:style-name="T4">수사</text:span><text:span text:style-name="T7"> </text:span><text:span text:style-name="T4">중에</text:span><text:span text:style-name="T7"> </text:span><text:span text:style-name="T4">있지</text:span><text:span text:style-name="T7"> </text:span><text:span text:style-name="T4">않습니다</text:span><text:span text:style-name="T7"> </text:span><text:span text:style-name="T10">☐</text:span></text:p>
          </table:table-cell>
        </table:table-row>
        <table:table-row>
          <table:table-cell table:style-name="표3.A2" office:value-type="string">
            <text:p text:style-name="P23"><text:span text:style-name="T7">3. </text:span><text:span text:style-name="T4">관련</text:span><text:span text:style-name="T7"> </text:span><text:span text:style-name="T4">민사소송</text:span><text:span text:style-name="T7"> </text:span><text:span text:style-name="T4">유무</text:span></text:p>
          </table:table-cell>
          <table:table-cell table:style-name="표3.B3" office:value-type="string">
            <text:p text:style-name="P19"><text:span text:style-name="T2">본</text:span><text:span text:style-name="T6"> </text:span><text:span text:style-name="T2">고소장에</text:span><text:span text:style-name="T6"> </text:span><text:span text:style-name="T2">기재된</text:span><text:span text:style-name="T6"> </text:span><text:span text:style-name="T2">범죄사실과</text:span><text:span text:style-name="T6"> </text:span><text:span text:style-name="T2">관련된</text:span><text:span text:style-name="T6"> </text:span><text:span text:style-name="T2">사건에</text:span><text:span text:style-name="T6"> </text:span><text:span text:style-name="T2">대하여</text:span><text:span text:style-name="T6"> </text:span><text:span text:style-name="T2">법원에서</text:span><text:span text:style-name="T6"> </text:span><text:span text:style-name="T2">민사소송</text:span><text:span text:style-name="T6"> </text:span><text:span text:style-name="T2">중에</text:span><text:span text:style-name="T6"> </text:span><text:span text:style-name="T2">있습니다</text:span><text:span text:style-name="T6"> </text:span><text:span text:style-name="T8">☐</text:span><text:span text:style-name="T6"> / </text:span><text:span text:style-name="T2">민사소송</text:span><text:span text:style-name="T6"> </text:span><text:span text:style-name="T2">중에</text:span><text:span text:style-name="T6"> </text:span><text:span text:style-name="T2">있지</text:span><text:span text:style-name="T6"> </text:span><text:span text:style-name="T2">않습니다</text:span><text:span text:style-name="T6"> </text:span><text:span text:style-name="T8">☐</text:span></text:p>
          </table:table-cell>
        </table:table-row>
      </table:table>
      <text:p text:style-name="P20"><text:span text:style-name="T15"/></text:p>
      <text:p text:style-name="P24"><text:span text:style-name="T18">기타사항</text:span></text:p>
      <text:p text:style-name="P24"><text:span text:style-name="T18"/></text:p>
      <text:p text:style-name="P24"><text:span text:style-name="T18"/></text:p>
      <text:p text:style-name="P24"><text:span text:style-name="T18"/></text:p>
      <text:p text:style-name="P24"><text:span text:style-name="T18"/></text:p>
      <text:p text:style-name="P24"><text:span text:style-name="T12">※ 1, 2</text:span><text:span text:style-name="T11">항은 반드시 표시하여야 하며, 만일 본 고소내용과 동일한 사건 또는 관련 형사사건이 수사</text:span><text:span text:style-name="T21">‧</text:span><text:span text:style-name="T11">재판 중이라면 어느 검찰청, 경찰서에서 수사 중인지, 어느 법원에서 재판 중인지 아는 범위에서 기타사항 난에 기재하여야 합니다.</text:span></text:p>
      <text:h text:style-name="P8" text:outline-level="1">8. 기타</text:h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<text:soft-page-break/>(고소내용에 대한 진실확약)</text:p>
      <text:p text:style-name="P37"/>
      <text:p text:style-name="P38">본 고소장에 기재한 내용은 고소인이 알 수 있는 지식과 경험을 바탕으로 모두 사실대로 작성하였으며, 만일 허위사실을 고소하였을 때에는 형법 제156조 무고죄로 처벌받을 것임을 서약합니다.</text:p>
      <text:p text:style-name="P38"/>
      <text:p text:style-name="P38">____년__월__일*</text:p>
      <text:p text:style-name="P38"/>
      <text:p text:style-name="P39">고소인________(인)*</text:p>
      <text:p text:style-name="P39">제출인________(인)</text:p>
      <text:p text:style-name="P41"><text:span text:style-name="T11">※ 고소장 제출일을 기재하여야 하며, 고소인 난에는 고소인이 직접 자필로 서명 날(무)인 해야 합니다. 또한 법정대리인이나 변호사에 의한 고소대리의 경우에는 제출인을 기재하여야 합니다.</text:span></text:p>
      <text:p text:style-name="P25"/>
      <text:p text:style-name="P25"/>
      <text:p text:style-name="P25"/>
      <text:p text:style-name="P25">___________경찰서 귀중</text:p>
      <text:p text:style-name="P25"/>
      <text:p text:style-name="P25"><text:span text:style-name="T11">고소장은 가까운 경찰서에 제출하셔도 됩니다.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2" text:outline-level="1"><text:soft-page-break/>별지: 증거자료 세부 목록</text:h>
      <text:p text:style-name="P16"><text:span text:style-name="T19"><text:s/></text:span><text:span text:style-name="T11">(범죄사실 입증을 위해 제출하려는 증거에 대하여 아래 각 증거별로 해당 난을 구체적으로 작성해 주시기 바랍니다)</text:span></text:p>
      <text:h text:style-name="P9" text:outline-level="2">1. 인적증거 (목격자, 기타 참고인 등)</text:h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27"><text:span text:style-name="T11">※ 참고인의 인적사항과 연락처를 정확히 알 수 없으면 참고인을 특정할 수 있도록 성별, 외모 등을 ‘입증하려는 내용’란에 아는 대로 기재하시기 바랍니다.</text:span></text:p>
      <text:h text:style-name="P9" text:outline-level="2"><text:s/>2. 증거서류 (진술서, 차용증, 각서, 금융거래내역서, 진단서 등)</text:h>
      <table:table table:name="표4" table:style-name="표4">
        <table:table-column table:style-name="표4.A"/>
        <table:table-column table:style-name="표4.B"/>
        <table:table-column table:style-name="표4.C"/>
        <table:table-column table:style-name="표4.D"/>
        <table:table-row>
          <table:table-cell table:style-name="표4.A1" office:value-type="string">
            <text:p text:style-name="P30">순번</text:p>
          </table:table-cell>
          <table:table-cell table:style-name="표4.A1" office:value-type="string">
            <text:p text:style-name="P30">증거</text:p>
          </table:table-cell>
          <table:table-cell table:style-name="표4.A1" office:value-type="string">
            <text:p text:style-name="P30">작성자</text:p>
          </table:table-cell>
          <table:table-cell table:style-name="표4.D1" office:value-type="string">
            <text:p text:style-name="P30">제출 유무</text:p>
          </table:table-cell>
        </table:table-row>
        <table:table-row>
          <table:table-cell table:style-name="표4.A2" office:value-type="string">
            <text:p text:style-name="P29">1</text:p>
          </table:table-cell>
          <table:table-cell table:style-name="표4.A2" office:value-type="string">
            <text:p text:style-name="P30"/>
          </table:table-cell>
          <table:table-cell table:style-name="표4.A2" office:value-type="string">
            <text:p text:style-name="P30"/>
          </table:table-cell>
          <table:table-cell table:style-name="표4.D2" office:value-type="string">
            <text:p text:style-name="P21"><text:span text:style-name="T10">☐</text:span><text:span text:style-name="T17">접수시 제출 </text:span><text:span text:style-name="T10">☐</text:span><text:span text:style-name="T17">수사 중 제출</text:span></text:p>
          </table:table-cell>
        </table:table-row>
        <table:table-row>
          <table:table-cell table:style-name="표4.A3" office:value-type="string">
            <text:p text:style-name="P29">2</text:p>
          </table:table-cell>
          <table:table-cell table:style-name="표4.B3" office:value-type="string">
            <text:p text:style-name="P30"/>
          </table:table-cell>
          <table:table-cell table:style-name="표4.C3" office:value-type="string">
            <text:p text:style-name="P30"/>
          </table:table-cell>
          <table:table-cell table:style-name="표4.D3" office:value-type="string">
            <text:p text:style-name="P22"><text:span text:style-name="T10">☐</text:span><text:span text:style-name="T17">접수시 제출 </text:span><text:span text:style-name="T10">☐</text:span><text:span text:style-name="T17">수사 중 제출</text:span></text:p>
          </table:table-cell>
        </table:table-row>
        <table:table-row>
          <table:table-cell table:style-name="표4.A2" office:value-type="string">
            <text:p text:style-name="P29">3</text:p>
          </table:table-cell>
          <table:table-cell table:style-name="표4.A2" office:value-type="string">
            <text:p text:style-name="P30"/>
          </table:table-cell>
          <table:table-cell table:style-name="표4.A2" office:value-type="string">
            <text:p text:style-name="P30"/>
          </table:table-cell>
          <table:table-cell table:style-name="표4.D2" office:value-type="string">
            <text:p text:style-name="P22"><text:span text:style-name="T10">☐</text:span><text:span text:style-name="T17">접수시 제출 </text:span><text:span text:style-name="T10">☐</text:span><text:span text:style-name="T17">수사 중 제출</text:span></text:p>
          </table:table-cell>
        </table:table-row>
        <table:table-row>
          <table:table-cell table:style-name="표4.A5" office:value-type="string">
            <text:p text:style-name="P29">4</text:p>
          </table:table-cell>
          <table:table-cell table:style-name="표4.B5" office:value-type="string">
            <text:p text:style-name="P30"/>
          </table:table-cell>
          <table:table-cell table:style-name="표4.C5" office:value-type="string">
            <text:p text:style-name="P30"/>
          </table:table-cell>
          <table:table-cell table:style-name="표4.D5" office:value-type="string">
            <text:p text:style-name="P22"><text:span text:style-name="T10">☐</text:span><text:span text:style-name="T17">접수시 제출 </text:span><text:span text:style-name="T10">☐</text:span><text:span text:style-name="T17">수사 중 제출</text:span></text:p>
          </table:table-cell>
        </table:table-row>
        <table:table-row>
          <table:table-cell table:style-name="표4.A2" office:value-type="string">
            <text:p text:style-name="P29">5</text:p>
          </table:table-cell>
          <table:table-cell table:style-name="표4.A2" office:value-type="string">
            <text:p text:style-name="P30"/>
          </table:table-cell>
          <table:table-cell table:style-name="표4.A2" office:value-type="string">
            <text:p text:style-name="P30"/>
          </table:table-cell>
          <table:table-cell table:style-name="표4.D2" office:value-type="string">
            <text:p text:style-name="P22"><text:span text:style-name="T10">☐</text:span><text:span text:style-name="T17">접수시 제출 </text:span><text:span text:style-name="T10">☐</text:span><text:span text:style-name="T17">수사 중 제출</text:span></text:p>
          </table:table-cell>
        </table:table-row>
      </table:table>
      <text:p text:style-name="P19"><text:span text:style-name="T11"/></text:p>
      <text:p text:style-name="P19"><text:span text:style-name="T11">※ 증거란에 각 증거서류를 개별적으로 기재하고, 제출 유무란에는 고소장 접수시 제출하는지 또는 수사 중 제출할 예정인지 표시하시기 바랍니다.</text:span></text:p>
      <text:h text:style-name="P10" text:outline-level="2">3. 증거물</text:h>
      <text:p text:style-name="P40"/>
      <text:p text:style-name="P40"/>
      <text:p text:style-name="P40"/>
      <text:p text:style-name="P40"/>
      <text:p text:style-name="P40"/>
      <text:p text:style-name="P26"><text:span text:style-name="T11">※ 증거란에 각 증거물을 개별적으로 기재하고, 소유자란에는 고소장 제출시 누가 소유하고 있는지, 제출 유무란에는 고소장 접수시 제출하는지 또는 수사 중 제출할 예정인지 표시하시기 바랍니다.</text:span></text:p>
      <text:h text:style-name="P9" text:outline-level="2"><text:s/>4. 기타 증거</text:h>
      <text:p text:style-name="P2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NanumMyeongjoOTF" svg:font-family="NanumMyeongjoOTF" style:font-pitch="variable"/>
    <style:font-face style:name="나눔명조2" svg:font-family="나눔명조" style:font-pitch="variable"/>
    <style:font-face style:name="AppleSDGothicNeo-Regular" svg:font-family="AppleSDGothicNeo-Regular" style:font-family-generic="roman" style:font-pitch="variable"/>
    <style:font-face style:name="AppleSymbols" svg:font-family="AppleSymbols" style:font-family-generic="roman" style:font-pitch="variable"/>
    <style:font-face style:name="HelveticaNeue" svg:font-family="HelveticaNeue" style:font-family-generic="roman" style:font-pitch="variable"/>
    <style:font-face style:name="LucidaGrande" svg:font-family="LucidaGrande" style:font-family-generic="roman" style:font-pitch="variable"/>
    <style:font-face style:name="NanumMyeongjoOTF1" svg:font-family="NanumMyeongjoOTF" style:font-family-generic="roman" style:font-pitch="variable"/>
    <style:font-face style:name="NanumMyeongjoOTFBold" svg:font-family="NanumMyeongjoOTFBold" style:font-family-generic="roman" style:font-pitch="variable"/>
    <style:font-face style:name="나눔명조" svg:font-family="나눔명조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나눔고딕" svg:font-family="나눔고딕" style:font-family-generic="system" style:font-pitch="variable"/>
    <style:font-face style:name="나눔명조1" svg:font-family="나눔명조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나눔명조" fo:font-size="12pt" fo:language="en" fo:country="US" style:letter-kerning="true" style:font-name-asian="나눔명조1" style:font-size-asian="10.5pt" style:language-asian="ko" style:country-asian="KR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나눔명조" fo:font-size="12pt" fo:language="en" fo:country="US" style:letter-kerning="true" style:font-name-asian="나눔명조1" style:font-size-asian="10.5pt" style:language-asian="ko" style:country-asian="KR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나눔고딕" style:font-family-asian="나눔고딕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21T20:51:40.526149860</meta:creation-date>
    <dc:date>2020-04-21T21:29:03.747938840</dc:date>
    <meta:editing-duration>PT37M20S</meta:editing-duration>
    <meta:editing-cycles>17</meta:editing-cycles>
    <meta:generator>LibreOffice/6.4.3.2$MacOSX_X86_64 LibreOffice_project/747b5d0ebf89f41c860ec2a39efd7cb15b54f2d8</meta:generator>
    <meta:document-statistic meta:table-count="4" meta:image-count="0" meta:object-count="0" meta:page-count="5" meta:paragraph-count="83" meta:word-count="1640" meta:character-count="2246" meta:non-whitespace-character-count="1704"/>
  </office:meta>
</office:document-meta>
</file>